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ab689" officeooo:paragraph-rsid="001ab6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barito para a lista de revisão da 2a Avaliação</text:p>
      <text:p text:style-name="P1"/>
      <text:p text:style-name="P1"/>
      <text:p text:style-name="P1">Questão 1:</text:p>
      <text:p text:style-name="P1"/>
      <text:p text:style-name="P1">&lt;script&gt;</text:p>
      <text:p text:style-name="P1"><text:s text:c="4"/>function verificaSeSaoMaioresQueZero(array) {</text:p>
      <text:p text:style-name="P1"><text:s text:c="8"/>var ehMaior = true;</text:p>
      <text:p text:style-name="P1"><text:s text:c="8"/>for (var i = 0; i &lt; array.length; i++) {</text:p>
      <text:p text:style-name="P1"><text:s text:c="12"/>if (array[i] &lt;= 0) {</text:p>
      <text:p text:style-name="P1"><text:s text:c="16"/>ehMaior = false;</text:p>
      <text:p text:style-name="P1"><text:s text:c="16"/>break;</text:p>
      <text:p text:style-name="P1"><text:s text:c="12"/>}</text:p>
      <text:p text:style-name="P1"><text:s text:c="8"/>}</text:p>
      <text:p text:style-name="P1"><text:s text:c="8"/>return ehMaior;</text:p>
      <text:p text:style-name="P1"><text:s text:c="4"/>}</text:p>
      <text:p text:style-name="P1"><text:s text:c="4"/>document.write(verificaSeSaoMaioresQueZero([1, 2, 3, 0, 5, 6]));</text:p>
      <text:p text:style-name="P1">&lt;/script&gt;</text:p>
      <text:p text:style-name="P1"/>
      <text:p text:style-name="P1"/>
      <text:p text:style-name="P1">Questão 2:</text:p>
      <text:p text:style-name="P1"/>
      <text:p text:style-name="P1">&lt;script&gt;</text:p>
      <text:p text:style-name="P1"><text:s text:c="4"/>function ordena(array) {</text:p>
      <text:p text:style-name="P1"><text:s text:c="8"/>var trocou = true;</text:p>
      <text:p text:style-name="P1"><text:s text:c="8"/>while (trocou) {</text:p>
      <text:p text:style-name="P1"><text:s text:c="12"/>trocou = false;</text:p>
      <text:p text:style-name="P1"><text:s text:c="12"/>for (var i = 0; i &lt; array.length - 1; i++) {</text:p>
      <text:p text:style-name="P1"><text:s text:c="16"/>if (array[i] &gt; array[i + 1]) {</text:p>
      <text:p text:style-name="P1"><text:s text:c="20"/>var aux = array[i];</text:p>
      <text:p text:style-name="P1"><text:s text:c="20"/>array[i] = array[i + 1];</text:p>
      <text:p text:style-name="P1"><text:s text:c="20"/>array[i + 1] = aux;</text:p>
      <text:p text:style-name="P1"><text:s text:c="20"/>trocou = true;</text:p>
      <text:p text:style-name="P1"><text:s text:c="16"/>}</text:p>
      <text:p text:style-name="P1"><text:s text:c="12"/>}</text:p>
      <text:p text:style-name="P1"><text:s text:c="8"/>}</text:p>
      <text:p text:style-name="P1"><text:s text:c="4"/>}</text:p>
      <text:p text:style-name="P1"><text:s text:c="4"/>function mediana(array) {</text:p>
      <text:p text:style-name="P1"><text:s text:c="8"/>ordena(array);</text:p>
      <text:p text:style-name="P1"><text:s text:c="8"/>var pos = Math.floor(array.length / 2);</text:p>
      <text:p text:style-name="P1"><text:s text:c="8"/>if (array.length % 2 == 1) {</text:p>
      <text:p text:style-name="P1"><text:s text:c="12"/>return array[pos];</text:p>
      <text:p text:style-name="P1"><text:s text:c="8"/>} else {</text:p>
      <text:p text:style-name="P1"><text:s text:c="12"/>return (array[pos - 1] + array[pos]) / 2;</text:p>
      <text:p text:style-name="P1"><text:s text:c="8"/>}</text:p>
      <text:p text:style-name="P1"><text:s text:c="4"/>}</text:p>
      <text:p text:style-name="P1"><text:s text:c="4"/>a = [3, 1, 5, 2];</text:p>
      <text:p text:style-name="P1"><text:s text:c="4"/>document.write(mediana(a));</text:p>
      <text:p text:style-name="P1">&lt;/script&gt;</text:p>
      <text:p text:style-name="P1"/>
      <text:p text:style-name="P1"/>
      <text:p text:style-name="P1"/>
      <text:p text:style-name="P1"><text:soft-page-break/>Questão 3:</text:p>
      <text:p text:style-name="P1"/>
      <text:p text:style-name="P1">&lt;script&gt;</text:p>
      <text:p text:style-name="P1"><text:s text:c="4"/>function leDado() {</text:p>
      <text:p text:style-name="P1"><text:s text:c="8"/>var num;</text:p>
      <text:p text:style-name="P1"><text:s text:c="8"/>var digitados = [];</text:p>
      <text:p text:style-name="P1"><text:s text:c="8"/>for (;;) {</text:p>
      <text:p text:style-name="P1"><text:s text:c="12"/>num = parseInt(prompt("Digite um número entre 1 e 6"));</text:p>
      <text:p text:style-name="P1"><text:s text:c="12"/>digitados.push(num);</text:p>
      <text:p text:style-name="P1"><text:s text:c="12"/>if (num &gt;= 1 &amp;&amp; num &lt;= 6) {</text:p>
      <text:p text:style-name="P1"><text:s text:c="16"/>break;</text:p>
      <text:p text:style-name="P1"><text:s text:c="12"/>}</text:p>
      <text:p text:style-name="P1"><text:s text:c="8"/>}</text:p>
      <text:p text:style-name="P1"><text:s text:c="8"/>return digitados;</text:p>
      <text:p text:style-name="P1"><text:s text:c="4"/>}</text:p>
      <text:p text:style-name="P1"><text:s text:c="4"/>document.write(leDado());</text:p>
      <text:p text:style-name="P1">&lt;/script&gt;</text:p>
      <text:p text:style-name="P1"/>
      <text:p text:style-name="P1">Questão 4:</text:p>
      <text:p text:style-name="P1"/>
      <text:p text:style-name="P1">&lt;script&gt;</text:p>
      <text:p text:style-name="P1"><text:s text:c="4"/>function fibonacci(n) {</text:p>
      <text:p text:style-name="P1"><text:s text:c="8"/>var a = 0;</text:p>
      <text:p text:style-name="P1"><text:s text:c="8"/>var b = 1;</text:p>
      <text:p text:style-name="P1"><text:s text:c="8"/>for (var i = 0; i &lt; n; i++) {</text:p>
      <text:p text:style-name="P1"><text:s text:c="12"/>var soma = a + b;</text:p>
      <text:p text:style-name="P1"><text:s text:c="12"/>a = b;</text:p>
      <text:p text:style-name="P1"><text:s text:c="12"/>b = soma;</text:p>
      <text:p text:style-name="P1"><text:s text:c="8"/>}</text:p>
      <text:p text:style-name="P1"><text:s text:c="8"/>return a;</text:p>
      <text:p text:style-name="P1"><text:s text:c="4"/>}</text:p>
      <text:p text:style-name="P1"/>
      <text:p text:style-name="P1"><text:s text:c="4"/>function fibonacciR(n) {</text:p>
      <text:p text:style-name="P1"><text:s text:c="8"/>if (n == 1 || n == 2) {</text:p>
      <text:p text:style-name="P1"><text:s text:c="12"/>return 1;</text:p>
      <text:p text:style-name="P1"><text:s text:c="8"/>}</text:p>
      <text:p text:style-name="P1"><text:s text:c="8"/>return fibonacciR(n - 1) + fibonacciR(n - 2);</text:p>
      <text:p text:style-name="P1"><text:s text:c="4"/>}</text:p>
      <text:p text:style-name="P1">&lt;/script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ão 5:</text:p>
      <text:p text:style-name="P1"/>
      <text:p text:style-name="P1">&lt;script&gt;</text:p>
      <text:p text:style-name="P1"><text:s text:c="4"/>function multiplica(A, B) {</text:p>
      <text:p text:style-name="P1"><text:s text:c="8"/>var R = [];</text:p>
      <text:p text:style-name="P1"><text:s text:c="8"/>for (var i = 0; i &lt; A.length; i++) {</text:p>
      <text:p text:style-name="P1"><text:s text:c="12"/>R[i] = [];</text:p>
      <text:p text:style-name="P1"><text:s text:c="12"/>for (var j = 0; j &lt; B[0].length; j++) {</text:p>
      <text:p text:style-name="P1"><text:s text:c="16"/>R[i][j] = 0;</text:p>
      <text:p text:style-name="P1"><text:s text:c="16"/>for (var k = 0; k &lt; B.length; k++) {</text:p>
      <text:p text:style-name="P1"><text:s text:c="20"/>R[i][j] = R[i][j] + A[i][k] * B[k][j];</text:p>
      <text:p text:style-name="P1"><text:s text:c="16"/>}</text:p>
      <text:p text:style-name="P1"><text:s text:c="12"/>}</text:p>
      <text:p text:style-name="P1"><text:s text:c="8"/>}</text:p>
      <text:p text:style-name="P1"><text:s text:c="8"/>return R;</text:p>
      <text:p text:style-name="P1"><text:s text:c="4"/>}</text:p>
      <text:p text:style-name="P1">&lt;/script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8T21:09:42.720016574</meta:creation-date>
    <dc:date>2023-01-28T21:17:35.877442733</dc:date>
    <meta:editing-duration>PT7M53S</meta:editing-duration>
    <meta:editing-cycles>1</meta:editing-cycles>
    <meta:document-statistic meta:table-count="0" meta:image-count="0" meta:object-count="0" meta:page-count="3" meta:paragraph-count="94" meta:word-count="314" meta:character-count="2254" meta:non-whitespace-character-count="1286"/>
    <meta:generator>LibreOffice/7.4.5.1$MacOSX_AARCH64 LibreOffice_project/9c0871452b3918c1019dde9bfac75448afc4b57f</meta:generator>
  </office:meta>
</office:document-meta>
</file>